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90d6" officeooo:paragraph-rsid="001190d6"/>
    </style:style>
    <style:style style:name="P2" style:family="paragraph" style:parent-style-name="Standard">
      <style:text-properties officeooo:rsid="001190d6" officeooo:paragraph-rsid="0012b3bc"/>
    </style:style>
    <style:style style:name="P3" style:family="paragraph" style:parent-style-name="Standard">
      <style:text-properties officeooo:rsid="001190d6" officeooo:paragraph-rsid="0013dc55"/>
    </style:style>
    <style:style style:name="P4" style:family="paragraph" style:parent-style-name="Standard">
      <style:text-properties officeooo:rsid="001190d6" officeooo:paragraph-rsid="0015da0c"/>
    </style:style>
    <style:style style:name="P5" style:family="paragraph" style:parent-style-name="Standard">
      <style:text-properties officeooo:rsid="001190d6" officeooo:paragraph-rsid="00178f1f"/>
    </style:style>
    <style:style style:name="P6" style:family="paragraph" style:parent-style-name="Standard">
      <style:text-properties officeooo:rsid="0015da0c" officeooo:paragraph-rsid="0015da0c"/>
    </style:style>
    <style:style style:name="P7" style:family="paragraph" style:parent-style-name="Standard">
      <style:text-properties officeooo:rsid="00178f1f" officeooo:paragraph-rsid="00178f1f"/>
    </style:style>
    <style:style style:name="P8" style:family="paragraph" style:parent-style-name="Standard">
      <style:text-properties officeooo:rsid="00193219" officeooo:paragraph-rsid="00193219"/>
    </style:style>
    <style:style style:name="P9" style:family="paragraph" style:parent-style-name="Standard">
      <style:text-properties officeooo:rsid="001190d6" officeooo:paragraph-rsid="0015da0c"/>
    </style:style>
    <style:style style:name="P10" style:family="paragraph" style:parent-style-name="Standard">
      <style:text-properties officeooo:rsid="001190d6" officeooo:paragraph-rsid="00178f1f"/>
    </style:style>
    <style:style style:name="P11" style:family="paragraph" style:parent-style-name="Standard">
      <style:text-properties officeooo:rsid="001190d6" officeooo:paragraph-rsid="001d9b45"/>
    </style:style>
    <style:style style:name="P12" style:family="paragraph" style:parent-style-name="Standard">
      <style:text-properties officeooo:rsid="001190d6" officeooo:paragraph-rsid="001efffc"/>
    </style:style>
    <style:style style:name="P13" style:family="paragraph" style:parent-style-name="Standard">
      <style:text-properties officeooo:rsid="001c4ae2" officeooo:paragraph-rsid="001c4ae2"/>
    </style:style>
    <style:style style:name="P14" style:family="paragraph" style:parent-style-name="Standard">
      <style:text-properties officeooo:rsid="001c5dee" officeooo:paragraph-rsid="001c5dee"/>
    </style:style>
    <style:style style:name="P15" style:family="paragraph" style:parent-style-name="Standard">
      <style:text-properties officeooo:rsid="001d9b45" officeooo:paragraph-rsid="001d9b45"/>
    </style:style>
    <style:style style:name="P16" style:family="paragraph" style:parent-style-name="Standard">
      <style:text-properties officeooo:rsid="0015da0c" officeooo:paragraph-rsid="0015da0c"/>
    </style:style>
    <style:style style:name="P17" style:family="paragraph" style:parent-style-name="Standard">
      <style:text-properties officeooo:rsid="00216de7" officeooo:paragraph-rsid="00216de7"/>
    </style:style>
    <style:style style:name="P18" style:family="paragraph" style:parent-style-name="Standard">
      <style:paragraph-properties fo:break-before="page"/>
      <style:text-properties officeooo:rsid="001c4ae2" officeooo:paragraph-rsid="001c4ae2"/>
    </style:style>
    <style:style style:name="T1" style:family="text">
      <style:text-properties officeooo:rsid="0013dc55"/>
    </style:style>
    <style:style style:name="T2" style:family="text">
      <style:text-properties style:text-position="sub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htävä 1.</text:p>
      <text:p text:style-name="P1"/>
      <text:p text:style-name="P3">a) <text:s/><text:span text:style-name="T1">Ensimmäinen transistori:</text:span></text:p>
      <text:p text:style-name="P3"/>
      <text:p text:style-name="P3"><text:s/><draw:frame draw:style-name="fr1" draw:name="Objekti1" text:anchor-type="as-char" svg:y="-0.392cm" svg:width="2.036cm" svg:height="0.5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draw:frame draw:style-name="fr1" draw:name="Objekti2" text:anchor-type="as-char" svg:y="-0.392cm" svg:width="1.783cm" svg:height="0.57cm" draw:z-index="0"><draw:object xlink:href="./Object 2" xlink:type="simple" xlink:show="embed" xlink:actuate="onLoad"/><draw:image xlink:href="./ObjectReplacements/Object 2" xlink:type="simple" xlink:show="embed" xlink:actuate="onLoad"/><svg:desc>kaava</svg:desc></draw:frame></text:p>
      <text:p text:style-name="P1"/>
      <text:p text:style-name="P2"><draw:frame draw:style-name="fr1" draw:name="Objekti3" text:anchor-type="as-char" svg:y="-0.392cm" svg:width="2.016cm" svg:height="0.57cm" draw:z-index="1"><draw:object xlink:href="./Object 3" xlink:type="simple" xlink:show="embed" xlink:actuate="onLoad"/><draw:image xlink:href="./ObjectReplacements/Object 3" xlink:type="simple" xlink:show="embed" xlink:actuate="onLoad"/><svg:desc>kaava</svg:desc></draw:frame></text:p>
      <text:p text:style-name="P2"/>
      <text:p text:style-name="P2"><draw:frame draw:style-name="fr1" draw:name="Objekti4" text:anchor-type="as-char" svg:y="-0.392cm" svg:width="2.35cm" svg:height="0.57cm" draw:z-index="3"><draw:object xlink:href="./Object 4" xlink:type="simple" xlink:show="embed" xlink:actuate="onLoad"/><draw:image xlink:href="./ObjectReplacements/Object 4" xlink:type="simple" xlink:show="embed" xlink:actuate="onLoad"/><svg:desc>kaava</svg:desc></draw:frame></text:p>
      <text:p text:style-name="P2"/>
      <text:p text:style-name="P3"><draw:frame draw:style-name="fr1" draw:name="Objekti5" text:anchor-type="as-char" svg:y="-0.392cm" svg:width="3.147cm" svg:height="0.57cm" draw:z-index="4"><draw:object xlink:href="./Object 5" xlink:type="simple" xlink:show="embed" xlink:actuate="onLoad"/><draw:image xlink:href="./ObjectReplacements/Object 5" xlink:type="simple" xlink:show="embed" xlink:actuate="onLoad"/><svg:desc>kaava</svg:desc></draw:frame></text:p>
      <text:p text:style-name="P3"/>
      <text:p text:style-name="P3"><draw:frame draw:style-name="fr1" draw:name="Objekti6" text:anchor-type="as-char" svg:y="-0.721cm" svg:width="1.598cm" svg:height="1.199cm" draw:z-index="5"><draw:object xlink:href="./Object 6" xlink:type="simple" xlink:show="embed" xlink:actuate="onLoad"/><draw:image xlink:href="./ObjectReplacements/Object 6" xlink:type="simple" xlink:show="embed" xlink:actuate="onLoad"/><svg:desc>kaava</svg:desc></draw:frame></text:p>
      <text:p text:style-name="P3"/>
      <text:p text:style-name="P3"><draw:frame draw:style-name="fr1" draw:name="Objekti7" text:anchor-type="as-char" svg:y="-0.663cm" svg:width="2.133cm" svg:height="1.085cm" draw:z-index="6"><draw:object xlink:href="./Object 7" xlink:type="simple" xlink:show="embed" xlink:actuate="onLoad"/><draw:image xlink:href="./ObjectReplacements/Object 7" xlink:type="simple" xlink:show="embed" xlink:actuate="onLoad"/><svg:desc>kaava</svg:desc></draw:frame></text:p>
      <text:p text:style-name="P3"/>
      <text:p text:style-name="P4"><draw:frame draw:style-name="fr1" draw:name="Objekti8" text:anchor-type="as-char" svg:y="-0.392cm" svg:width="2.461cm" svg:height="0.57cm" draw:z-index="7"><draw:object xlink:href="./Object 8" xlink:type="simple" xlink:show="embed" xlink:actuate="onLoad"/><draw:image xlink:href="./ObjectReplacements/Object 8" xlink:type="simple" xlink:show="embed" xlink:actuate="onLoad"/><svg:desc>kaava</svg:desc></draw:frame></text:p>
      <text:p text:style-name="P5"/>
      <text:p text:style-name="P5"><draw:frame draw:style-name="fr1" draw:name="Objekti11" text:anchor-type="as-char" svg:y="-0.392cm" svg:width="3.785cm" svg:height="0.57cm" draw:z-index="10"><draw:object xlink:href="./Object 11" xlink:type="simple" xlink:show="embed" xlink:actuate="onLoad"/><draw:image xlink:href="./ObjectReplacements/Object 11" xlink:type="simple" xlink:show="embed" xlink:actuate="onLoad"/><svg:desc>kaava</svg:desc></draw:frame></text:p>
      <text:p text:style-name="P4"/>
      <text:p text:style-name="P11"><draw:frame draw:style-name="fr1" draw:name="Object1" text:anchor-type="as-char" svg:y="-0.392cm" svg:width="3.893cm" svg:height="0.5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7"/>
      <text:p text:style-name="P11"/>
      <text:p text:style-name="P15">Ledien vastukset:</text:p>
      <text:p text:style-name="P15"/>
      <text:p text:style-name="P11"><draw:frame draw:style-name="fr1" draw:name="Object2" text:anchor-type="as-char" svg:y="-0.721cm" svg:width="2.233cm" svg:height="1.138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1"/>
      <text:p text:style-name="P12"><draw:frame draw:style-name="fr1" draw:name="Object3" text:anchor-type="as-char" svg:y="-0.663cm" svg:width="4.561cm" svg:height="1.085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4" text:anchor-type="as-char" svg:y="-0.663cm" svg:width="4.567cm" svg:height="1.085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/>
      <text:p text:style-name="P6">Kirchoffin jännitelain mukaan 20V pitää olla nollilla pisteeseen K<text:span text:style-name="T2">END</text:span> mennessä, eli:</text:p>
      <text:p text:style-name="P6"/>
      <text:p text:style-name="P6"><draw:frame draw:style-name="fr1" draw:name="Objekti9" text:anchor-type="as-char" svg:y="-0.392cm" svg:width="5.719cm" svg:height="0.56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/>
      <text:p text:style-name="P7">4A virran tielle tulee tuottaa 0.7V jännitehäviö, jotta saadaan R2</text:p>
      <text:p text:style-name="P7"/>
      <text:p text:style-name="P5"><draw:frame draw:style-name="fr1" draw:name="Objekti12" text:anchor-type="as-char" svg:y="-0.663cm" svg:width="4.57cm" svg:height="1.085cm" draw:z-index="11"><draw:object xlink:href="./Object 12" xlink:type="simple" xlink:show="embed" xlink:actuate="onLoad"/><draw:image xlink:href="./ObjectReplacements/Object 12" xlink:type="simple" xlink:show="embed" xlink:actuate="onLoad"/><svg:desc>kaava</svg:desc></draw:frame></text:p>
      <text:p text:style-name="P6"><text:soft-page-break/></text:p>
      <text:p text:style-name="P8">Vastuksen R1 tulee aiheuttaa 20V-1.4V = 18.6V:n jännitehäviö</text:p>
      <text:p text:style-name="P8"/>
      <text:p text:style-name="P8"/>
      <text:p text:style-name="P7"/>
      <text:p text:style-name="P7">Kokonaisvirran laskeminen:</text:p>
      <text:p text:style-name="P7"/>
      <text:p text:style-name="P5"><draw:frame draw:style-name="fr1" draw:name="Objekti10" text:anchor-type="as-char" svg:y="-0.658cm" svg:width="2.014cm" svg:height="1.138cm" draw:z-index="9"><draw:object xlink:href="./Object 10" xlink:type="simple" xlink:show="embed" xlink:actuate="onLoad"/><draw:image xlink:href="./ObjectReplacements/Object 10" xlink:type="simple" xlink:show="embed" xlink:actuate="onLoad"/><svg:desc>kaava</svg:desc></draw:frame></text:p>
      <text:p text:style-name="P5"/>
      <text:p text:style-name="P5"/>
      <text:p text:style-name="P5"/>
      <text:p text:style-name="P18">Tehtävä 4.</text:p>
      <text:p text:style-name="P13"/>
      <text:p text:style-name="P14">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9:56:24.293946271</meta:creation-date>
    <meta:generator>LibreOffice/4.1.3.2$Linux_X86_64 LibreOffice_project/410m0$Build-2</meta:generator>
    <dc:date>2014-04-15T15:59:31.888544703</dc:date>
    <meta:editing-duration>PT4H1M26S</meta:editing-duration>
    <meta:editing-cycles>5</meta:editing-cycles>
    <dc:creator>Blastra </dc:creator>
    <meta:document-statistic meta:table-count="0" meta:image-count="0" meta:object-count="16" meta:page-count="3" meta:paragraph-count="24" meta:word-count="40" meta:character-count="304" meta:non-whitespace-character-count="303"/>
  </office:meta>
</office:document-meta>
</file>

<file path=Object 1/content.xml><?xml version="1.0" encoding="utf-8"?>
<math xmlns="http://www.w3.org/1998/Math/MathML" display="block">
  <semantics>
    <mrow>
      <mrow>
        <msub>
          <mi>U</mi>
          <mi mathvariant="italic">CE</mi>
        </msub>
        <mo stretchy="false">=</mo>
        <mn>45</mn>
      </mrow>
      <mi>V</mi>
    </mrow>
    <annotation encoding="StarMath 5.0">U_CE = 45V</annotation>
  </semantics>
</math>
</file>

<file path=Object 10/content.xml><?xml version="1.0" encoding="utf-8"?>
<math xmlns="http://www.w3.org/1998/Math/MathML" display="block">
  <semantics>
    <mrow>
      <msub>
        <mi>I</mi>
        <mi mathvariant="italic">Kok</mi>
      </msub>
      <mo stretchy="false">=</mo>
      <mfrac>
        <mi>U</mi>
        <msub>
          <mi>R</mi>
          <mi mathvariant="italic">Kok</mi>
        </msub>
      </mfrac>
    </mrow>
    <annotation encoding="StarMath 5.0"> I_Kok = {U} over {R_Kok} </annotation>
  </semantics>
</math>
</file>

<file path=Object 11/content.xml><?xml version="1.0" encoding="utf-8"?>
<math xmlns="http://www.w3.org/1998/Math/MathML" display="block">
  <semantics>
    <mrow>
      <mrow>
        <msub>
          <mi>I</mi>
          <mi>E</mi>
        </msub>
        <mo stretchy="false">=</mo>
        <mn>0.02</mn>
      </mrow>
      <mrow>
        <mrow>
          <mi>A</mi>
          <mo stretchy="false">⋅</mo>
          <mn>200</mn>
        </mrow>
        <mo stretchy="false">=</mo>
        <mn>4</mn>
      </mrow>
      <mi>A</mi>
    </mrow>
    <annotation encoding="StarMath 5.0"> I_E = 0.02A cdot 200 = 4A</annotation>
  </semantics>
</math>
</file>

<file path=Object 12/content.xml><?xml version="1.0" encoding="utf-8"?>
<math xmlns="http://www.w3.org/1998/Math/MathML" display="block">
  <semantics>
    <mrow>
      <mi>R</mi>
      <mrow>
        <mn>2</mn>
        <mo stretchy="false">=</mo>
        <mfrac>
          <mi>U</mi>
          <mi>I</mi>
        </mfrac>
        <mo stretchy="false">=</mo>
        <mfrac>
          <mrow>
            <mn>0.7</mn>
            <mi>V</mi>
          </mrow>
          <mrow>
            <mn>4</mn>
            <mi>A</mi>
          </mrow>
        </mfrac>
        <mo stretchy="false">=</mo>
        <mn>0.175</mn>
      </mrow>
      <mi mathvariant="normal">Ω</mi>
    </mrow>
    <annotation encoding="StarMath 5.0"> R2 = {U} over {I} = {0.7V} over {4A} = 0.175%OMEGA </annotation>
  </semantics>
</math>
</file>

<file path=Object 13/content.xml><?xml version="1.0" encoding="utf-8"?>
<math xmlns="http://www.w3.org/1998/Math/MathML">
  <semantics>
    <mrow>
      <mrow>
        <msub>
          <mi>V</mi>
          <mi mathvariant="italic">LED</mi>
        </msub>
        <mo stretchy="false">=</mo>
        <mn>2V</mn>
      </mrow>
      <mrow>
        <mo stretchy="false">(</mo>
        <mrow>
          <mi mathvariant="italic">punainen</mi>
        </mrow>
        <mo stretchy="false">)</mo>
      </mrow>
    </mrow>
    <annotation encoding="StarMath 5.0">V_LED = 2V (punainen)</annotation>
  </semantics>
</math>
</file>

<file path=Object 14/content.xml><?xml version="1.0" encoding="utf-8"?>
<math xmlns="http://www.w3.org/1998/Math/MathML">
  <semantics>
    <mrow>
      <mrow>
        <mi>R</mi>
        <mo stretchy="false">=</mo>
        <mfrac>
          <mrow>
            <mrow>
              <msub>
                <mi>V</mi>
                <mi>S</mi>
              </msub>
              <mo stretchy="false">−</mo>
              <msub>
                <mi>V</mi>
                <mi>L</mi>
              </msub>
            </mrow>
          </mrow>
          <mrow>
            <mi>I</mi>
          </mrow>
        </mfrac>
      </mrow>
    </mrow>
    <annotation encoding="StarMath 5.0">R = {V_S-V_L} over {I}</annotation>
  </semantics>
</math>
</file>

<file path=Object 15/content.xml><?xml version="1.0" encoding="utf-8"?>
<math xmlns="http://www.w3.org/1998/Math/MathML">
  <semantics>
    <mrow>
      <mrow>
        <mrow>
          <msub>
            <mi>R</mi>
            <mi mathvariant="italic">LED3</mi>
          </msub>
          <mo stretchy="false">=</mo>
          <mfrac>
            <mrow>
              <mrow>
                <mn>12V</mn>
                <mo stretchy="false">−</mo>
                <mn>2V</mn>
              </mrow>
            </mrow>
            <mrow>
              <mn>0.020A</mn>
            </mrow>
          </mfrac>
        </mrow>
        <mo stretchy="false">=</mo>
        <mn>500</mn>
      </mrow>
      <mo stretchy="false">Ω</mo>
    </mrow>
    <annotation encoding="StarMath 5.0">R_LED3 = {12V-2V} over {0.020A} = 500%OMEGA</annotation>
  </semantics>
</math>
</file>

<file path=Object 16/content.xml><?xml version="1.0" encoding="utf-8"?>
<math xmlns="http://www.w3.org/1998/Math/MathML">
  <semantics>
    <mrow>
      <mrow>
        <mrow>
          <msub>
            <mi>R</mi>
            <mi mathvariant="italic">LED1</mi>
          </msub>
          <mo stretchy="false">=</mo>
          <mfrac>
            <mrow>
              <mrow>
                <mn>10V</mn>
                <mo stretchy="false">−</mo>
                <mn>2V</mn>
              </mrow>
            </mrow>
            <mrow>
              <mn>0.020A</mn>
            </mrow>
          </mfrac>
        </mrow>
        <mo stretchy="false">=</mo>
        <mn>400</mn>
      </mrow>
      <mo stretchy="false">Ω</mo>
    </mrow>
    <annotation encoding="StarMath 5.0">R_LED1 = {10V-2V} over {0.020A} = 400%OMEGA</annotation>
  </semantics>
</math>
</file>

<file path=Object 2/content.xml><?xml version="1.0" encoding="utf-8"?>
<math xmlns="http://www.w3.org/1998/Math/MathML" display="block">
  <semantics>
    <mrow>
      <msub>
        <mi>h</mi>
        <mi mathvariant="italic">FE</mi>
      </msub>
      <mo stretchy="false">=</mo>
      <mn>200</mn>
    </mrow>
    <annotation encoding="StarMath 5.0">h_FE = 200</annotation>
  </semantics>
</math>
</file>

<file path=Object 3/content.xml><?xml version="1.0" encoding="utf-8"?>
<math xmlns="http://www.w3.org/1998/Math/MathML" display="block">
  <semantics>
    <mrow>
      <mrow>
        <msub>
          <mi>I</mi>
          <mi>C</mi>
        </msub>
        <mo stretchy="false">=</mo>
        <mn>20</mn>
      </mrow>
      <mi mathvariant="italic">mA</mi>
    </mrow>
    <annotation encoding="StarMath 5.0">I_C = 20mA</annotation>
  </semantics>
</math>
</file>

<file path=Object 4/content.xml><?xml version="1.0" encoding="utf-8"?>
<math xmlns="http://www.w3.org/1998/Math/MathML">
  <semantics>
    <mrow>
      <mrow>
        <msub>
          <mi>U</mi>
          <mi mathvariant="italic">Lähde</mi>
        </msub>
        <mo stretchy="false">=</mo>
        <mn>20V</mn>
      </mrow>
    </mrow>
    <annotation encoding="StarMath 5.0">U_Lähde = 20V</annotation>
  </semantics>
</math>
</file>

<file path=Object 5/content.xml><?xml version="1.0" encoding="utf-8"?>
<math xmlns="http://www.w3.org/1998/Math/MathML" display="block">
  <semantics>
    <mrow>
      <msub>
        <mi>I</mi>
        <mi>C</mi>
      </msub>
      <mo stretchy="false">=</mo>
      <mrow>
        <mi mathvariant="normal">β</mi>
        <mo stretchy="false">⋅</mo>
        <msub>
          <mi>I</mi>
          <mi>B</mi>
        </msub>
      </mrow>
      <mo stretchy="false">=</mo>
      <mrow>
        <msub>
          <mi>h</mi>
          <mi mathvariant="italic">FE</mi>
        </msub>
        <mo stretchy="false">⋅</mo>
        <msub>
          <mi>I</mi>
          <mi>B</mi>
        </msub>
      </mrow>
    </mrow>
    <annotation encoding="StarMath 5.0">I_C = %beta cdot I_B = h_FE cdot I_B</annotation>
  </semantics>
</math>
</file>

<file path=Object 6/content.xml><?xml version="1.0" encoding="utf-8"?>
<math xmlns="http://www.w3.org/1998/Math/MathML" display="block">
  <semantics>
    <mrow>
      <mfrac>
        <msub>
          <mi>I</mi>
          <mi>C</mi>
        </msub>
        <msub>
          <mi>h</mi>
          <mi mathvariant="italic">FE</mi>
        </msub>
      </mfrac>
      <mo stretchy="false">=</mo>
      <msub>
        <mi>I</mi>
        <mi>B</mi>
      </msub>
    </mrow>
    <annotation encoding="StarMath 5.0"> {I_C} over {h_FE}  = I_B</annotation>
  </semantics>
</math>
</file>

<file path=Object 7/content.xml><?xml version="1.0" encoding="utf-8"?>
<math xmlns="http://www.w3.org/1998/Math/MathML" display="block">
  <semantics>
    <mrow>
      <mfrac>
        <mrow>
          <mn>0.02</mn>
          <mi>A</mi>
        </mrow>
        <mn>200</mn>
      </mfrac>
      <mo stretchy="false">=</mo>
      <msub>
        <mi>I</mi>
        <mi>B</mi>
      </msub>
    </mrow>
    <annotation encoding="StarMath 5.0"> {0.02A} over {200}  = I_B</annotation>
  </semantics>
</math>
</file>

<file path=Object 8/content.xml><?xml version="1.0" encoding="utf-8"?>
<math xmlns="http://www.w3.org/1998/Math/MathML" display="block">
  <semantics>
    <mrow>
      <mrow>
        <msub>
          <mi>I</mi>
          <mi>B</mi>
        </msub>
        <mo stretchy="false">=</mo>
        <mn>0.0001</mn>
      </mrow>
      <mi>A</mi>
    </mrow>
    <annotation encoding="StarMath 5.0"> I_B = 0.0001A</annotation>
  </semantics>
</math>
</file>

<file path=Object 9/content.xml><?xml version="1.0" encoding="utf-8"?>
<math xmlns="http://www.w3.org/1998/Math/MathML" display="block">
  <semantics>
    <mrow>
      <mn>20</mn>
      <mrow>
        <mi>V</mi>
        <mo stretchy="false">−</mo>
        <mrow>
          <mrow>
            <mo fence="true" stretchy="false">(</mo>
            <mrow>
              <mrow>
                <msub>
                  <mi>I</mi>
                  <mi mathvariant="italic">Kok</mi>
                </msub>
                <mo stretchy="false">−</mo>
                <msub>
                  <mi>I</mi>
                  <mi>C</mi>
                </msub>
              </mrow>
            </mrow>
            <mo fence="true" stretchy="false">)</mo>
          </mrow>
          <mo stretchy="false">⋅</mo>
          <mi>R</mi>
        </mrow>
      </mrow>
      <mrow>
        <mrow>
          <mn>1</mn>
          <mo stretchy="false">−</mo>
          <mrow>
            <mn>2</mn>
            <mo stretchy="false">⋅</mo>
            <msub>
              <mi>U</mi>
              <mi mathvariant="italic">BE</mi>
            </msub>
          </mrow>
        </mrow>
        <mo stretchy="false">=</mo>
        <mn>0</mn>
      </mrow>
    </mrow>
    <annotation encoding="StarMath 5.0">20V - (I_Kok - I_C) cdot R1 - 2 cdot U_BE = 0</annotation>
  </semantics>
</math>
</file>